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Arial Unicode MS" svg:font-family="'Arial Unicode MS', sans-serif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el Edwards</text:p>
      <text:p text:style-name="P6">Course: Java Programming 2</text:p>
      <text:p text:style-name="P6">Homework 1</text:p>
      <text:p text:style-name="P6">September 23, 2011</text:p>
      <text:p text:style-name="P6"/>
      <text:p text:style-name="P6"/>
      <text:p text:style-name="P6"><text:span text:style-name="T3">1) <text:tab/></text:span>A – synchronized cannot be used as a modifier on a class</text:p>
      <text:p text:style-name="P6"><text:tab/>B – public is the only modifier of this type that may be used on a class</text:p>
      <text:p text:style-name="P6"><text:tab/>C and D are correct</text:p>
      <text:p text:style-name="P6"/>
      <text:p text:style-name="P7">2) <text:tab/><text:span text:style-name="T5">All four solutions will work.</text:span></text:p>
      <text:p text:style-name="P7"><text:span text:style-name="T5"/></text:p>
      <text:p text:style-name="P6"><text:span text:style-name="T3">3)</text:span><text:tab/>A – is the only statement which will work.</text:p>
      <text:p text:style-name="P6"><text:tab/>B – will fail when trying to evaluate a null pointer.</text:p>
      <text:p text:style-name="P6"><text:tab/>C – will fail during compilation.</text:p>
      <text:p text:style-name="P6"><text:tab/></text:p>
      <text:p text:style-name="P6"><text:span text:style-name="T3">4)</text:span><text:tab/>A – incompatible types (Object vs Runnable)</text:p>
      <text:p text:style-name="P6"><text:tab/>B – this works correctly.</text:p>
      <text:p text:style-name="P6"><text:tab/>C – ApBase cannot be converted to an Observer</text:p>
      <text:p text:style-name="P6"><text:tab/>D – incompatible types (Object vs Observer)</text:p>
      <text:p text:style-name="P6"/>
      <text:p text:style-name="P6"><text:span text:style-name="T3">5)</text:span><text:tab/>A – Incorrect. Will print “One Two”</text:p>
      <text:p text:style-name="P6"><text:tab/>B – Incorrect. Will print “Do What?”</text:p>
      <text:p text:style-name="P6"><text:tab/>C – Correct.</text:p>
      <text:p text:style-name="P6"><text:tab/>D – Correct.</text:p>
      <text:p text:style-name="P6"/>
      <text:p text:style-name="P6"><text:span text:style-name="T3">6)</text:span><text:tab/>A – This is an overloading operation.</text:p>
      <text:p text:style-name="P6"/>
      <text:p text:style-name="P6"><text:span text:style-name="T3">7)</text:span><text:span text:style-name="T4"><text:tab/></text:span><text:span text:style-name="T5">A, C, and D are legal. However, A and D cannot both be used.</text:span></text:p>
      <text:p text:style-name="P6"><text:tab/>B <text:s/>would actually be overriding, but cannot because it's access modifier is more restrictive than it's parent's</text:p>
      <text:p text:style-name="P6"/>
      <text:p text:style-name="P6"><text:span text:style-name="T3">8)</text:span><text:tab/>A – Image can be added. However, it seems to make more sense to include this in the parent class rather than extending a child class with something that will likely be useful for every class.</text:p>
      <text:p text:style-name="P6"/>
      <text:p text:style-name="P6"><text:span text:style-name="T3">9)</text:span><text:tab/>B – Override it. Overloading will not alter the default behavior of the method, which is necessary for transparency.</text:p>
      <text:p text:style-name="P6"/>
      <text:p text:style-name="P6"><text:span text:style-name="T3">10)</text:span><text:tab/>D – The method has been overriden, so the child class (Apple) version is used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Arial Unicode MS" svg:font-family="'Arial Unicode MS', sans-serif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LibreOffice/3.3$Linux LibreOffice_project/330m19$Build-301</meta:generator>
    <dc:date>2011-09-23T16:41:37</dc:date>
    <dc:creator>Joel Edwards</dc:creator>
    <meta:editing-duration>P6DT10H2M40S</meta:editing-duration>
    <meta:editing-cycles>99</meta:editing-cycles>
    <meta:document-statistic meta:table-count="0" meta:image-count="0" meta:object-count="0" meta:page-count="1" meta:paragraph-count="26" meta:word-count="244" meta:character-count="1259"/>
  </office:meta>
</office:document-meta>
</file>